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"Occupied... *sweat*"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"Please let us know if you see any children
about to float away down the river—!"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"Ah— sorry, guys! This way is off-limits—!"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"Ah—, sorry—. Civilians ain't allowed
through this way—."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"I'm real sorry, but I can't let you through
no matter what—."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